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style:font-name="Cambria" fo:font-size="14pt" style:font-size-asian="14pt" style:font-size-complex="14pt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5.png" xlink:type="simple" xlink:show="embed" xlink:actuate="onLoad"/></draw:frame></text:p>
          </table:table-cell>
          <table:table-cell table:style-name="Table1.B1" office:value-type="string">
            <text:h text:style-name="P9" text:outline-level="1">Абсолютное значени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11">Блок </text:span><text:span text:style-name="T12">реализует вычисление модуля входной величины</text:span><text:span text:style-name="T9">. </text:span><text:span text:style-name="T4">Для </text:span><text:span text:style-name="T3">скалярного</text:span><text:span text:style-name="T4"> входного сигнала:</text:span></text:p>
            <text:p text:style-name="P7"><text:span text:style-name="T4"><draw:frame draw:style-name="fr3" draw:name="Объект1" text:anchor-type="as-char" svg:width="2.526cm" svg:height="0.56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,</text:span></text:p>
            <text:p text:style-name="P8"><text:span text:style-name="T4">где</text:span><text:span text:style-name="T4"><draw:frame draw:style-name="fr3" draw:name="Объект2" text:anchor-type="as-char" svg:width="2.418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входной и выходной сигналы. Для </text:span><text:span text:style-name="T3">векторного</text:span><text:span text:style-name="T4"> входного сигнала:</text:span></text:p>
            <text:p text:style-name="P7"><text:span text:style-name="T9"><draw:frame draw:style-name="fr3" draw:name="Object1" text:anchor-type="as-char" svg:width="6.05cm" svg:height="0.624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9">,</text:span></text:p>
            <text:p text:style-name="P6">где<draw:frame draw:style-name="fr3" draw:name="Объект3" text:anchor-type="as-char" svg:width="2.609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<text:span text:style-name="T8">i-</text:span><text:span text:style-name="T1">ые элементы </text:span>входного<text:span text:style-name="T1"> и выходного </text:span><text:span text:style-name="T2">векторных</text:span><text:span text:style-name="T1"> сигналов</text:span>.</text:p>
            <text:p text:style-name="P6"><text:span text:style-name="T6">Свойства</text:span><text:span text:style-name="T10">:</text:span> для работы блока задавать свойства не требуется.</text:p>
            <text:p text:style-name="P4"><text:span text:style-name="T7">Примечание</text:span><text:span text:style-name="T5">: р</text:span><text:span text:style-name="T1">азмерность выходного сигнала всегда равна размерности входного сигнала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бсолютное значение</dc:title>
    <dc:date>2014-11-29T00:28:21.76</dc:date>
    <meta:generator>OpenOffice/4.1.1$Win32 OpenOffice.org_project/411m6$Build-9775</meta:generator>
    <meta:editing-duration>PT2H25S</meta:editing-duration>
    <meta:editing-cycles>50</meta:editing-cycles>
    <meta:document-statistic meta:table-count="1" meta:image-count="2" meta:object-count="4" meta:page-count="1" meta:paragraph-count="13" meta:word-count="59" meta:character-count="41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enced open="∣" close="∣"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</mrow>
      <mi>,</mi>
      <mi/>
      <mrow>
        <mi>i</mi>
        <mo stretchy="false">=</mo>
        <mn>1...n</mn>
      </mrow>
      <mi>,</mi>
      <mi/>
      <mrow>
        <mi>n</mi>
        <mo stretchy="false">≥</mo>
        <mn>2</mn>
      </mrow>
    </mrow>
    <annotation encoding="StarMath 5.0">y_i(t) = abs{u_i(t)} , ~ i=1...n, ~n&gt;=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∣" close="∣">
          <mrow>
            <mi>u</mi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y(t) = abs { u(t) }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u_i(t),~y_i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u(t),~y(t)</annotation>
  </semantics>
</math>
</file>